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A9000002924B92141588EAFA0C.png" manifest:media-type="image/png"/>
  <manifest:file-entry manifest:full-path="Pictures/10000000000003AD000000BAB3E62F003EF5DDEA.png" manifest:media-type="image/png"/>
  <manifest:file-entry manifest:full-path="Pictures/10000000000003D000000100ACC8282DF5CBD1E3.png" manifest:media-type="image/png"/>
  <manifest:file-entry manifest:full-path="Pictures/10000000000002C7000001290AC9974DB121692D.png" manifest:media-type="image/png"/>
  <manifest:file-entry manifest:full-path="Pictures/1000000000000445000000A63F14B91EEE7DAABD.png" manifest:media-type="image/png"/>
  <manifest:file-entry manifest:full-path="Pictures/10000000000004B2000000AA078C8C7EEF2621A6.png" manifest:media-type="image/png"/>
  <manifest:file-entry manifest:full-path="Pictures/10000000000004EE000000A7563FD8E2A7E1B919.png" manifest:media-type="image/png"/>
  <manifest:file-entry manifest:full-path="Pictures/100000000000042C000000B97EE63DE6568AEC74.png" manifest:media-type="image/png"/>
  <manifest:file-entry manifest:full-path="Pictures/10000000000003BE000000E4C135AF1B018C0060.png" manifest:media-type="image/png"/>
  <manifest:file-entry manifest:full-path="Pictures/10000000000006C500000425E81BCA71DE34CD0F.png" manifest:media-type="image/png"/>
  <manifest:file-entry manifest:full-path="Pictures/100000000000042B000000B5098F928B84B92BE5.png" manifest:media-type="image/png"/>
  <manifest:file-entry manifest:full-path="Pictures/10000000000003790000011E7BF49A9113773A1A.png" manifest:media-type="image/png"/>
  <manifest:file-entry manifest:full-path="Pictures/10000000000006B30000028813BC24432C1FDB56.png" manifest:media-type="image/png"/>
  <manifest:file-entry manifest:full-path="Pictures/10000000000003D9000000EF1224E2CA0A52A3A7.png" manifest:media-type="image/png"/>
  <manifest:file-entry manifest:full-path="Pictures/1000000000000491000001242488DF5AF110EDE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81cm" svg:stroke-color="#6666ff" draw:marker-start-width="0.322cm" draw:marker-end="Arrow" draw:marker-end-width="0.322cm" draw:fill="none" draw:textarea-vertical-align="middle" fo:padding-top="0.166cm" fo:padding-bottom="0.166cm" fo:padding-left="0.291cm" fo:padding-right="0.291cm"/>
    </style:style>
    <style:style style:name="gr4" style:family="graphic" style:parent-style-name="objectwithoutfill">
      <style:graphic-properties svg:stroke-width="0.106cm" svg:stroke-color="#3333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436cm" svg:height="9.815cm" svg:x="1.105cm" svg:y="5.35cm">
          <draw:image xlink:href="Pictures/10000000000006A9000002924B92141588EAFA0C.png" xlink:type="simple" xlink:show="embed" xlink:actuate="onLoad" loext:mime-type="image/png">
            <text:p/>
          </draw:image>
        </draw:frame>
        <draw:frame draw:style-name="gr1" draw:text-style-name="P1" draw:layer="layout" svg:width="14.287cm" svg:height="2.169cm" svg:x="5.152cm" svg:y="2.707cm">
          <draw:image xlink:href="Pictures/1000000000000445000000A63F14B91EEE7DAABD.png" xlink:type="simple" xlink:show="embed" xlink:actuate="onLoad" loext:mime-type="image/png">
            <text:p/>
          </draw:image>
        </draw:frame>
        <draw:line draw:style-name="gr2" draw:text-style-name="P2" draw:layer="layout" svg:x1="3.433cm" svg:y1="13.122cm" svg:x2="5.411cm" svg:y2="14.219cm">
          <text:p/>
        </draw:line>
        <draw:line draw:style-name="gr2" draw:text-style-name="P2" draw:layer="layout" svg:x1="2.36cm" svg:y1="7.306cm" svg:x2="5.089cm" svg:y2="4.541cm">
          <text:p/>
        </draw:line>
        <draw:frame draw:style-name="gr1" draw:text-style-name="P1" draw:layer="layout" svg:width="12.148cm" svg:height="2.104cm" svg:x="1.403cm" svg:y="14.221cm">
          <draw:image xlink:href="Pictures/100000000000042C000000B97EE63DE6568AEC74.png" xlink:type="simple" xlink:show="embed" xlink:actuate="onLoad" loext:mime-type="image/png">
            <text:p/>
          </draw:image>
        </draw:frame>
        <draw:frame draw:style-name="gr1" draw:text-style-name="P1" draw:layer="layout" svg:width="12.108cm" svg:height="2.881cm" svg:x="1.372cm" svg:y="16.462cm">
          <draw:image xlink:href="Pictures/10000000000003BE000000E4C135AF1B018C0060.png" xlink:type="simple" xlink:show="embed" xlink:actuate="onLoad" loext:mime-type="image/png">
            <text:p/>
          </draw:image>
        </draw:frame>
        <draw:frame draw:style-name="gr1" draw:text-style-name="P1" draw:layer="layout" svg:width="14.161cm" svg:height="3.37cm" svg:x="5.151cm" svg:y="4.996cm">
          <draw:image xlink:href="Pictures/10000000000003BE000000E4C135AF1B018C0060.png" xlink:type="simple" xlink:show="embed" xlink:actuate="onLoad" loext:mime-type="image/png">
            <text:p/>
          </draw:image>
        </draw:frame>
        <draw:frame draw:style-name="gr1" draw:text-style-name="P1" draw:layer="layout" svg:width="11.495cm" svg:height="2.272cm" svg:x="15.24cm" svg:y="14.377cm">
          <draw:image xlink:href="Pictures/10000000000003AD000000BAB3E62F003EF5DDEA.png" xlink:type="simple" xlink:show="embed" xlink:actuate="onLoad" loext:mime-type="image/png">
            <text:p/>
          </draw:image>
        </draw:frame>
        <draw:line draw:style-name="gr2" draw:text-style-name="P2" draw:layer="layout" svg:x1="23.002cm" svg:y1="13.205cm" svg:x2="21.203cm" svg:y2="14.671cm">
          <text:p/>
        </draw:line>
        <draw:frame draw:style-name="gr1" draw:text-style-name="P1" draw:layer="layout" svg:width="11.48cm" svg:height="3.011cm" svg:x="15.3cm" svg:y="16.786cm">
          <draw:image xlink:href="Pictures/10000000000003D000000100ACC8282DF5CBD1E3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5.065cm" svg:height="15.345cm" svg:x="1.404cm" svg:y="2.333cm">
          <draw:image xlink:href="Pictures/10000000000006C500000425E81BCA71DE34CD0F.png" xlink:type="simple" xlink:show="embed" xlink:actuate="onLoad" loext:mime-type="image/png">
            <text:p/>
          </draw:image>
        </draw:frame>
        <draw:frame draw:style-name="gr1" draw:text-style-name="P1" draw:layer="layout" svg:width="8.272cm" svg:height="3.456cm" svg:x="3.956cm" svg:y="16.199cm">
          <draw:image xlink:href="Pictures/10000000000002C7000001290AC9974DB121692D.png" xlink:type="simple" xlink:show="embed" xlink:actuate="onLoad" loext:mime-type="image/png">
            <text:p/>
          </draw:image>
        </draw:frame>
        <draw:frame draw:style-name="gr1" draw:text-style-name="P1" draw:layer="layout" svg:width="14.643cm" svg:height="1.938cm" svg:x="4.519cm" svg:y="1.112cm">
          <draw:image xlink:href="Pictures/10000000000004EE000000A7563FD8E2A7E1B919.png" xlink:type="simple" xlink:show="embed" xlink:actuate="onLoad" loext:mime-type="image/png">
            <text:p/>
          </draw:image>
        </draw:frame>
        <draw:frame draw:style-name="gr1" draw:text-style-name="P1" draw:layer="layout" svg:width="12.995cm" svg:height="2.204cm" svg:x="14.2cm" svg:y="10.799cm">
          <draw:image xlink:href="Pictures/100000000000042B000000B5098F928B84B92BE5.png" xlink:type="simple" xlink:show="embed" xlink:actuate="onLoad" loext:mime-type="image/png">
            <text:p/>
          </draw:image>
        </draw:frame>
        <draw:frame draw:style-name="gr1" draw:text-style-name="P1" draw:layer="layout" svg:width="12.985cm" svg:height="1.836cm" svg:x="14.224cm" svg:y="13.118cm">
          <draw:image xlink:href="Pictures/10000000000004B2000000AA078C8C7EEF2621A6.png" xlink:type="simple" xlink:show="embed" xlink:actuate="onLoad" loext:mime-type="image/png">
            <text:p/>
          </draw:image>
        </draw:frame>
        <draw:frame draw:style-name="gr1" draw:text-style-name="P1" draw:layer="layout" svg:width="14.59cm" svg:height="2.063cm" svg:x="4.511cm" svg:y="3.205cm">
          <draw:image xlink:href="Pictures/10000000000004B2000000AA078C8C7EEF2621A6.png" xlink:type="simple" xlink:show="embed" xlink:actuate="onLoad" loext:mime-type="image/png">
            <text:p/>
          </draw:image>
        </draw:frame>
        <draw:line draw:style-name="gr3" draw:text-style-name="P2" draw:layer="layout" svg:x1="2.515cm" svg:y1="4.029cm" svg:x2="4.791cm" svg:y2="1.752cm">
          <text:p/>
        </draw:line>
        <draw:line draw:style-name="gr4" draw:text-style-name="P2" draw:layer="layout" svg:x1="16.138cm" svg:y1="10.047cm" svg:x2="14.719cm" svg:y2="10.941cm">
          <text:p/>
        </draw:line>
        <draw:line draw:style-name="gr4" draw:text-style-name="P2" draw:layer="layout" svg:x1="2.777cm" svg:y1="16.912cm" svg:x2="4.339cm" svg:y2="18.271cm">
          <text:p/>
        </draw:line>
        <draw:frame draw:style-name="gr1" draw:text-style-name="P1" draw:layer="layout" svg:width="10.586cm" svg:height="3.405cm" svg:x="12.422cm" svg:y="16.212cm">
          <draw:image xlink:href="Pictures/10000000000003790000011E7BF49A9113773A1A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25.939cm" svg:height="9.8cm" svg:x="1.07cm" svg:y="3.538cm">
          <draw:image xlink:href="Pictures/10000000000006B30000028813BC24432C1FDB56.png" xlink:type="simple" xlink:show="embed" xlink:actuate="onLoad" loext:mime-type="image/png">
            <text:p/>
          </draw:image>
        </draw:frame>
        <draw:frame draw:style-name="gr1" draw:text-style-name="P1" draw:layer="layout" svg:width="13.919cm" svg:height="3.377cm" svg:x="3.78cm" svg:y="11.955cm">
          <draw:image xlink:href="Pictures/10000000000003D9000000EF1224E2CA0A52A3A7.png" xlink:type="simple" xlink:show="embed" xlink:actuate="onLoad" loext:mime-type="image/png">
            <text:p/>
          </draw:image>
        </draw:frame>
        <draw:frame draw:style-name="gr1" draw:text-style-name="P1" draw:layer="layout" svg:width="17.14cm" svg:height="4.281cm" svg:x="3.765cm" svg:y="15.515cm">
          <draw:image xlink:href="Pictures/1000000000000491000001242488DF5AF110EDE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7T12:47:45.996000000</meta:creation-date>
    <dc:date>2021-02-07T22:54:41.854000000</dc:date>
    <meta:editing-duration>PT7H14M44S</meta:editing-duration>
    <meta:editing-cycles>6</meta:editing-cycles>
    <meta:generator>LibreOffice/6.1.4.2$Windows_x86 LibreOffice_project/9d0f32d1f0b509096fd65e0d4bec26ddd1938fd3</meta:generator>
    <meta:document-statistic meta:object-count="23"/>
  </office:meta>
</office:document-meta>
</file>